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5.969cm"/>
    </style:style>
    <style:style style:name="co2" style:family="table-column">
      <style:table-column-properties fo:break-before="auto" style:column-width="4.10633333333333cm"/>
    </style:style>
    <style:style style:name="co3" style:family="table-column">
      <style:table-column-properties fo:break-before="auto" style:column-width="5.67266666666667cm"/>
    </style:style>
    <style:style style:name="co4" style:family="table-column">
      <style:table-column-properties fo:break-before="auto" style:column-width="4.93183333333333cm"/>
    </style:style>
    <style:style style:name="co5" style:family="table-column">
      <style:table-column-properties fo:break-before="auto" style:column-width="5.7361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=1671" style:apply-style-name="cf1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gt;=2024" style:apply-style-name="cf2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1" style:apply-style-name="cf3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10" style:apply-style-name="cf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sk_br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3">
            <text:p>Brand Name</text:p>
          </table:table-cell>
          <table:table-cell office:value-type="string" table:style-name="ce3">
            <text:p>Year Founded</text:p>
          </table:table-cell>
          <table:table-cell office:value-type="string" table:style-name="ce3">
            <text:p>Headquarters</text:p>
          </table:table-cell>
          <table:table-cell office:value-type="string" table:style-name="ce3">
            <text:p>Number of Locations</text:p>
          </table:table-cell>
          <table:table-cell office:value-type="string" table:style-name="ce3">
            <text:p>Differenc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Murray - Stroman</text:p>
          </table:table-cell>
          <table:table-cell office:value-type="float" office:value="1671" table:style-name="ce4">
            <text:p>1671</text:p>
          </table:table-cell>
          <table:table-cell office:value-type="string" table:style-name="ce2">
            <text:p>Kovacekshire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Oldest company (founded in 1671)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rant Inc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Augusta-Richmond County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leichner - Mosciski</text:p>
          </table:table-cell>
          <table:table-cell office:value-type="float" office:value="1897" table:style-name="ce2">
            <text:p>1897</text:p>
          </table:table-cell>
          <table:table-cell office:value-type="string" table:style-name="ce2">
            <text:p>Lake Avery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aucek, Donnelly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Janetshire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Least number of locations (1)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omaguera Group</text:p>
          </table:table-cell>
          <table:table-cell office:value-type="float" office:value="2024" table:style-name="ce5">
            <text:p>2024</text:p>
          </table:table-cell>
          <table:table-cell office:value-type="string" table:style-name="ce2">
            <text:p>Pinellas Park</text:p>
          </table:table-cell>
          <table:table-cell office:value-type="float" office:value="10" table:style-name="ce7">
            <text:p>10</text:p>
          </table:table-cell>
          <table:table-cell office:value-type="string" table:style-name="ce1">
            <text:p>Newest company (founded in 2024)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raney, Moore</text:p>
          </table:table-cell>
          <table:table-cell office:value-type="float" office:value="1685" table:style-name="ce2">
            <text:p>1685</text:p>
          </table:table-cell>
          <table:table-cell office:value-type="string" table:style-name="ce2">
            <text:p>South Claudieport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Kris - McCullough</text:p>
          </table:table-cell>
          <table:table-cell office:value-type="float" office:value="1708" table:style-name="ce2">
            <text:p>1708</text:p>
          </table:table-cell>
          <table:table-cell office:value-type="string" table:style-name="ce2">
            <text:p>New Tannerhaven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acocha - Prosacco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Jaquanton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Growing brand expanding its reach. Despite being relatively young, this brand has expanded rapidly and now operates in multiple locations.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odriguez, Champlin</text:p>
          </table:table-cell>
          <table:table-cell office:value-type="float" office:value="1634" table:style-name="ce2">
            <text:p>1634</text:p>
          </table:table-cell>
          <table:table-cell office:value-type="string" table:style-name="ce2">
            <text:p>South Marty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Second oldest company (founded in 1634)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Morissette - Cormier</text:p>
          </table:table-cell>
          <table:table-cell office:value-type="float" office:value="1764" table:style-name="ce2">
            <text:p>1764</text:p>
          </table:table-cell>
          <table:table-cell office:value-type="string" table:style-name="ce2">
            <text:p>New Clemmie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style style:name="cf1" style:family="table-cell">
      <style:table-cell-properties fo:background-color="#F1A983"/>
    </style:style>
    <style:style style:name="cf2" style:family="table-cell">
      <style:table-cell-properties fo:background-color="#4D93D9"/>
    </style:style>
    <style:style style:name="cf3" style:family="table-cell">
      <style:table-cell-properties fo:background-color="#B5E6A2"/>
    </style:style>
    <style:style style:name="cf4" style:family="table-cell">
      <style:table-cell-properties fo:background-color="#BE5014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Hesham Maher</meta:initial-creator>
    <dc:creator>Hesham Maher</dc:creator>
    <meta:creation-date>2024-04-01T22:10:44Z</meta:creation-date>
    <dc:date>2024-04-01T22:11:57Z</dc:date>
  </office:meta>
</office:document-meta>
</file>